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text-underline-style="none"/>
    </style:style>
    <style:style style:name="P7" style:family="paragraph" style:parent-style-name="Standard" style:list-style-name="L2">
      <style:paragraph-properties fo:text-align="start" style:justify-single-word="false"/>
      <style:text-properties style:text-underline-style="none"/>
    </style:style>
    <style:style style:name="P8" style:family="paragraph" style:parent-style-name="Standard" style:list-style-name="L3">
      <style:paragraph-properties fo:text-align="start" style:justify-single-word="false"/>
      <style:text-properties style:text-underline-style="none"/>
    </style:style>
    <style:style style:name="T1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 and Wishlist Report</text:p>
      <text:p text:style-name="P1"/>
      <text:p text:style-name="P2">Bugs:</text:p>
      <text:list xml:id="list317648030" text:style-name="L1">
        <text:list-item>
          <text:p text:style-name="P5"><text:span text:style-name="T2">String als Port → NumberFormatException: For input string</text:span></text:p>
        </text:list-item>
        <text:list-item>
          <text:p text:style-name="P5"><text:span text:style-name="T2">Timeout zu lang oder nicht existent bei ungültiger IP/DNS</text:span></text:p>
        </text:list-item>
        <text:list-item>
          <text:p text:style-name="P5"><text:span text:style-name="T2">Letzter Kanal wird bei beenden nicht gespeichert</text:span></text:p>
        </text:list-item>
        <text:list-item>
          <text:p text:style-name="P5"><text:span text:style-name="T2">IP wird nicht auf Gültigkeit überprüft (z.B. 192.168.0.5.100.100.50)</text:span></text:p>
        </text:list-item>
        <text:list-item>
          <text:p text:style-name="P5"><text:span text:style-name="T2">„Enter“ führt zu keiner Ausführung in den Feldern IP/Port</text:span></text:p>
        </text:list-item>
        <text:list-item>
          <text:p text:style-name="P5"><text:span text:style-name="T2">Text im Nachfolgefeld markieren bei Eingabe von „TAB“ (Settings)</text:span></text:p>
        </text:list-item>
        <text:list-item>
          <text:p text:style-name="P5"><text:span text:style-name="T2">„Enter“ in einem der Felder sollte zu „OK“ führen (Settings)</text:span></text:p>
        </text:list-item>
      </text:list>
      <text:p text:style-name="P4"><text:span text:style-name="T2"/></text:p>
      <text:p text:style-name="P3"><text:span text:style-name="T3">Wishlist:</text:span></text:p>
      <text:list xml:id="list2011067936" text:style-name="L2">
        <text:list-item>
          <text:p text:style-name="P7"><text:span text:style-name="T5">Grafische Auswahl von Betriebssystem/ComPort beim FunknetzServer</text:span></text:p>
        </text:list-item>
        <text:list-item>
          <text:p text:style-name="P7"><text:span text:style-name="T5">Zusätzliches „Port-Argument“ beim Start des Servers (Konsole)</text:span></text:p>
        </text:list-item>
      </text:list>
      <text:p text:style-name="P6"><text:span text:style-name="T5"/></text:p>
      <text:p text:style-name="P6"><text:span text:style-name="T5"/></text:p>
      <text:p text:style-name="P3"><text:span text:style-name="T3">Endaufgabe:</text:span></text:p>
      <text:list xml:id="list1477263786" text:style-name="L3">
        <text:list-item>
          <text:p text:style-name="P8"><text:span text:style-name="T5">Client und Server in ein .jar packen</text:span></text:p>
        </text:list-item>
        <text:list-item>
          <text:p text:style-name="P8"><text:span text:style-name="T5">Client/Server auf Windows teste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04T17:08:18</meta:creation-date>
    <meta:print-date>2009-07-04T17:27:53</meta:print-date>
    <meta:document-statistic meta:table-count="0" meta:image-count="0" meta:object-count="0" meta:page-count="1" meta:paragraph-count="15" meta:word-count="107" meta:character-count="674"/>
    <dc:date>2009-07-04T17:31:04</dc:date>
    <meta:editing-duration>PT00H06M26S</meta:editing-duration>
    <meta:editing-cycles>1</meta:editing-cycles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